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45cm"/>
    </style:style>
    <style:style style:name="co3" style:family="table-column">
      <style:table-column-properties fo:break-before="auto" style:column-width="8.911cm"/>
    </style:style>
    <style:style style:name="co4" style:family="table-column">
      <style:table-column-properties fo:break-before="auto" style:column-width="6.77cm"/>
    </style:style>
    <style:style style:name="co5" style:family="table-column">
      <style:table-column-properties fo:break-before="auto" style:column-width="14.46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G/svg/tagaudio_Honore_benjamin.svg</text:p>
          </table:table-cell>
          <table:table-cell office:value-type="string">
            <text:p>&lt;a href="<text:a xlink:href="http://miseencen.free.fr/spip/">http://miseencen.free.fr/spip/</text:a>ecrire/?exec=articles&amp;id_article=</text:p>
          </table:table-cell>
          <table:table-cell office:value-type="string">
            <text:p>"&gt;Lien spip&lt;/a&gt;&lt;iframe width="100%" height="100%" src="<text:a xlink:href="http://miseencen.free.fr/spip/">http://miseencen.free.fr/spip/</text:a></text:p>
          </table:table-cell>
          <table:table-cell office:value-type="string">
            <text:p>" &gt;&lt;/iframe&gt;</text:p>
          </table:table-cell>
          <table:table-cell table:formula="of:=CONCATENATE([.E1];[.B1];[.F1];[.D1];[.G1])" office:value-type="string" office:string-value="&lt;a href=&quot;http://miseencen.free.fr/spip/ecrire/?exec=articles&amp;id_article=8&quot;&gt;Lien spip&lt;/a&gt;&lt;iframe width=&quot;100%&quot; height=&quot;100%&quot; src=&quot;http://miseencen.free.fr/spip/IMG/svg/tagaudio_Honore_benjamin.svg&quot; &gt;&lt;/iframe&gt;">
            <text:p>&lt;a href="http://miseencen.free.fr/spip/ecrire/?exec=articles&amp;id_article=8"&gt;Lien spip&lt;/a&gt;&lt;iframe width="100%" height="100%" src="http://miseencen.free.fr/spip/IMG/svg/tagaudio_Honore_benjamin.svg" &gt;&lt;/iframe&gt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IMG/svg/IHM_tag_audio.svg</text:p>
          </table:table-cell>
          <table:table-cell office:value-type="string">
            <text:p>&lt;a href="<text:a xlink:href="http://miseencen.free.fr/spip/">http://miseencen.free.fr/spip/</text:a>ecrire/?exec=articles&amp;id_article=</text:p>
          </table:table-cell>
          <table:table-cell office:value-type="string">
            <text:p>"&gt;Lien spip&lt;/a&gt;&lt;iframe width="100%" height="100%" src="<text:a xlink:href="http://miseencen.free.fr/spip/">http://miseencen.free.fr/spip/</text:a></text:p>
          </table:table-cell>
          <table:table-cell office:value-type="string">
            <text:p>" &gt;&lt;/iframe&gt;</text:p>
          </table:table-cell>
          <table:table-cell table:formula="of:=CONCATENATE([.E2];[.B2];[.F2];[.D2];[.G2])" office:value-type="string" office:string-value="&lt;a href=&quot;http://miseencen.free.fr/spip/ecrire/?exec=articles&amp;id_article=11&quot;&gt;Lien spip&lt;/a&gt;&lt;iframe width=&quot;100%&quot; height=&quot;100%&quot; src=&quot;http://miseencen.free.fr/spip/IMG/svg/IHM_tag_audio.svg&quot; &gt;&lt;/iframe&gt;">
            <text:p>&lt;a href="http://miseencen.free.fr/spip/ecrire/?exec=articles&amp;id_article=11"&gt;Lien spip&lt;/a&gt;&lt;iframe width="100%" height="100%" src="http://miseencen.free.fr/spip/IMG/svg/IHM_tag_audio.svg" &gt;&lt;/iframe&gt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string">
            <text:p>G_TAG SVG</text:p>
          </table:table-cell>
          <table:table-cell office:value-type="string">
            <text:p>IMG/svg/Tag_Audio.svg</text:p>
          </table:table-cell>
          <table:table-cell office:value-type="string">
            <text:p>&lt;a href="<text:a xlink:href="http://miseencen.free.fr/spip/">http://miseencen.free.fr/spip/</text:a>ecrire/?exec=articles&amp;id_article=</text:p>
          </table:table-cell>
          <table:table-cell office:value-type="string">
            <text:p>"&gt;Lien spip&lt;/a&gt;&lt;iframe width="100%" height="100%" src="<text:a xlink:href="http://miseencen.free.fr/spip/">http://miseencen.free.fr/spip/</text:a></text:p>
          </table:table-cell>
          <table:table-cell office:value-type="string">
            <text:p>" &gt;&lt;/iframe&gt;</text:p>
          </table:table-cell>
          <table:table-cell table:formula="of:=CONCATENATE([.E3];[.B3];[.F3];[.D3];[.G3])" office:value-type="string" office:string-value="&lt;a href=&quot;http://miseencen.free.fr/spip/ecrire/?exec=articles&amp;id_article=13&quot;&gt;Lien spip&lt;/a&gt;&lt;iframe width=&quot;100%&quot; height=&quot;100%&quot; src=&quot;http://miseencen.free.fr/spip/IMG/svg/Tag_Audio.svg&quot; &gt;&lt;/iframe&gt;">
            <text:p>&lt;a href="http://miseencen.free.fr/spip/ecrire/?exec=articles&amp;id_article=13"&gt;Lien spip&lt;/a&gt;&lt;iframe width="100%" height="100%" src="http://miseencen.free.fr/spip/IMG/svg/Tag_Audio.svg" &gt;&lt;/iframe&gt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audiotag SVG</text:p>
          </table:table-cell>
          <table:table-cell office:value-type="string">
            <text:p>IMG/svg/audiotag_anthony_souplet.svg</text:p>
          </table:table-cell>
          <table:table-cell office:value-type="string">
            <text:p>&lt;a href="<text:a xlink:href="http://miseencen.free.fr/spip/">http://miseencen.free.fr/spip/</text:a>ecrire/?exec=articles&amp;id_article=</text:p>
          </table:table-cell>
          <table:table-cell office:value-type="string">
            <text:p>"&gt;Lien spip&lt;/a&gt;&lt;iframe width="100%" height="100%" src="<text:a xlink:href="http://miseencen.free.fr/spip/">http://miseencen.free.fr/spip/</text:a></text:p>
          </table:table-cell>
          <table:table-cell office:value-type="string">
            <text:p>" &gt;&lt;/iframe&gt;</text:p>
          </table:table-cell>
          <table:table-cell table:formula="of:=CONCATENATE([.E4];[.B4];[.F4];[.D4];[.G4])" office:value-type="string" office:string-value="&lt;a href=&quot;http://miseencen.free.fr/spip/ecrire/?exec=articles&amp;id_article=9&quot;&gt;Lien spip&lt;/a&gt;&lt;iframe width=&quot;100%&quot; height=&quot;100%&quot; src=&quot;http://miseencen.free.fr/spip/IMG/svg/audiotag_anthony_souplet.svg&quot; &gt;&lt;/iframe&gt;">
            <text:p>&lt;a href="http://miseencen.free.fr/spip/ecrire/?exec=articles&amp;id_article=9"&gt;Lien spip&lt;/a&gt;&lt;iframe width="100%" height="100%" src="http://miseencen.free.fr/spip/IMG/svg/audiotag_anthony_souplet.svg" &gt;&lt;/iframe&gt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string">
            <text:p>Tag Music</text:p>
          </table:table-cell>
          <table:table-cell office:value-type="string">
            <text:p>IMG/svg/interface_tagmusic.svg</text:p>
          </table:table-cell>
          <table:table-cell office:value-type="string">
            <text:p>&lt;a href="<text:a xlink:href="http://miseencen.free.fr/spip/">http://miseencen.free.fr/spip/</text:a>ecrire/?exec=articles&amp;id_article=</text:p>
          </table:table-cell>
          <table:table-cell office:value-type="string">
            <text:p>"&gt;Lien spip&lt;/a&gt;&lt;iframe width="100%" height="100%" src="<text:a xlink:href="http://miseencen.free.fr/spip/">http://miseencen.free.fr/spip/</text:a></text:p>
          </table:table-cell>
          <table:table-cell office:value-type="string">
            <text:p>" &gt;&lt;/iframe&gt;</text:p>
          </table:table-cell>
          <table:table-cell table:formula="of:=CONCATENATE([.E5];[.B5];[.F5];[.D5];[.G5])" office:value-type="string" office:string-value="&lt;a href=&quot;http://miseencen.free.fr/spip/ecrire/?exec=articles&amp;id_article=14&quot;&gt;Lien spip&lt;/a&gt;&lt;iframe width=&quot;100%&quot; height=&quot;100%&quot; src=&quot;http://miseencen.free.fr/spip/IMG/svg/interface_tagmusic.svg&quot; &gt;&lt;/iframe&gt;">
            <text:p>&lt;a href="http://miseencen.free.fr/spip/ecrire/?exec=articles&amp;id_article=14"&gt;Lien spip&lt;/a&gt;&lt;iframe width="100%" height="100%" src="http://miseencen.free.fr/spip/IMG/svg/interface_tagmusic.svg" &gt;&lt;/iframe&gt;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string">
            <text:p>Interface technique</text:p>
          </table:table-cell>
          <table:table-cell office:value-type="string">
            <text:p>IMG/svg/interace.svg</text:p>
          </table:table-cell>
          <table:table-cell office:value-type="string">
            <text:p>&lt;a href="<text:a xlink:href="http://miseencen.free.fr/spip/">http://miseencen.free.fr/spip/</text:a>ecrire/?exec=articles&amp;id_article=</text:p>
          </table:table-cell>
          <table:table-cell office:value-type="string">
            <text:p>"&gt;Lien spip&lt;/a&gt;&lt;iframe width="100%" height="100%" src="<text:a xlink:href="http://miseencen.free.fr/spip/">http://miseencen.free.fr/spip/</text:a></text:p>
          </table:table-cell>
          <table:table-cell office:value-type="string">
            <text:p>" &gt;&lt;/iframe&gt;</text:p>
          </table:table-cell>
          <table:table-cell table:formula="of:=CONCATENATE([.E6];[.B6];[.F6];[.D6];[.G6])" office:value-type="string" office:string-value="&lt;a href=&quot;http://miseencen.free.fr/spip/ecrire/?exec=articles&amp;id_article=24&quot;&gt;Lien spip&lt;/a&gt;&lt;iframe width=&quot;100%&quot; height=&quot;100%&quot; src=&quot;http://miseencen.free.fr/spip/IMG/svg/interace.svg&quot; &gt;&lt;/iframe&gt;">
            <text:p>&lt;a href="http://miseencen.free.fr/spip/ecrire/?exec=articles&amp;id_article=24"&gt;Lien spip&lt;/a&gt;&lt;iframe width="100%" height="100%" src="http://miseencen.free.fr/spip/IMG/svg/interace.svg" &gt;&lt;/iframe&gt;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IMG/svg/tags-audios.svg</text:p>
          </table:table-cell>
          <table:table-cell office:value-type="string">
            <text:p>&lt;a href="<text:a xlink:href="http://miseencen.free.fr/spip/">http://miseencen.free.fr/spip/</text:a>ecrire/?exec=articles&amp;id_article=</text:p>
          </table:table-cell>
          <table:table-cell office:value-type="string">
            <text:p>"&gt;Lien spip&lt;/a&gt;&lt;iframe width="100%" height="100%" src="<text:a xlink:href="http://miseencen.free.fr/spip/">http://miseencen.free.fr/spip/</text:a></text:p>
          </table:table-cell>
          <table:table-cell office:value-type="string">
            <text:p>" &gt;&lt;/iframe&gt;</text:p>
          </table:table-cell>
          <table:table-cell table:formula="of:=CONCATENATE([.E7];[.B7];[.F7];[.D7];[.G7])" office:value-type="string" office:string-value="&lt;a href=&quot;http://miseencen.free.fr/spip/ecrire/?exec=articles&amp;id_article=16&quot;&gt;Lien spip&lt;/a&gt;&lt;iframe width=&quot;100%&quot; height=&quot;100%&quot; src=&quot;http://miseencen.free.fr/spip/IMG/svg/tags-audios.svg&quot; &gt;&lt;/iframe&gt;">
            <text:p>&lt;a href="http://miseencen.free.fr/spip/ecrire/?exec=articles&amp;id_article=16"&gt;Lien spip&lt;/a&gt;&lt;iframe width="100%" height="100%" src="http://miseencen.free.fr/spip/IMG/svg/tags-audios.svg" &gt;&lt;/iframe&gt;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IMG/svg/interface_jeanbob.svg</text:p>
          </table:table-cell>
          <table:table-cell office:value-type="string">
            <text:p>&lt;a href="<text:a xlink:href="http://miseencen.free.fr/spip/">http://miseencen.free.fr/spip/</text:a>ecrire/?exec=articles&amp;id_article=</text:p>
          </table:table-cell>
          <table:table-cell office:value-type="string">
            <text:p>"&gt;Lien spip&lt;/a&gt;&lt;iframe width="100%" height="100%" src="<text:a xlink:href="http://miseencen.free.fr/spip/">http://miseencen.free.fr/spip/</text:a></text:p>
          </table:table-cell>
          <table:table-cell office:value-type="string">
            <text:p>" &gt;&lt;/iframe&gt;</text:p>
          </table:table-cell>
          <table:table-cell table:formula="of:=CONCATENATE([.E8];[.B8];[.F8];[.D8];[.G8])" office:value-type="string" office:string-value="&lt;a href=&quot;http://miseencen.free.fr/spip/ecrire/?exec=articles&amp;id_article=17&quot;&gt;Lien spip&lt;/a&gt;&lt;iframe width=&quot;100%&quot; height=&quot;100%&quot; src=&quot;http://miseencen.free.fr/spip/IMG/svg/interface_jeanbob.svg&quot; &gt;&lt;/iframe&gt;">
            <text:p>&lt;a href="http://miseencen.free.fr/spip/ecrire/?exec=articles&amp;id_article=17"&gt;Lien spip&lt;/a&gt;&lt;iframe width="100%" height="100%" src="http://miseencen.free.fr/spip/IMG/svg/interface_jeanbob.svg" &gt;&lt;/iframe&gt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IMG/svg/TAGAUDIO_COET_SALHAB.svg</text:p>
          </table:table-cell>
          <table:table-cell office:value-type="string">
            <text:p>&lt;a href="<text:a xlink:href="http://miseencen.free.fr/spip/">http://miseencen.free.fr/spip/</text:a>ecrire/?exec=articles&amp;id_article=</text:p>
          </table:table-cell>
          <table:table-cell office:value-type="string">
            <text:p>"&gt;Lien spip&lt;/a&gt;&lt;iframe width="100%" height="100%" src="<text:a xlink:href="http://miseencen.free.fr/spip/">http://miseencen.free.fr/spip/</text:a></text:p>
          </table:table-cell>
          <table:table-cell office:value-type="string">
            <text:p>" &gt;&lt;/iframe&gt;</text:p>
          </table:table-cell>
          <table:table-cell table:formula="of:=CONCATENATE([.E9];[.B9];[.F9];[.D9];[.G9])" office:value-type="string" office:string-value="&lt;a href=&quot;http://miseencen.free.fr/spip/ecrire/?exec=articles&amp;id_article=18&quot;&gt;Lien spip&lt;/a&gt;&lt;iframe width=&quot;100%&quot; height=&quot;100%&quot; src=&quot;http://miseencen.free.fr/spip/IMG/svg/TAGAUDIO_COET_SALHAB.svg&quot; &gt;&lt;/iframe&gt;">
            <text:p>&lt;a href="http://miseencen.free.fr/spip/ecrire/?exec=articles&amp;id_article=18"&gt;Lien spip&lt;/a&gt;&lt;iframe width="100%" height="100%" src="http://miseencen.free.fr/spip/IMG/svg/TAGAUDIO_COET_SALHAB.svg" &gt;&lt;/iframe&gt;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string">
            <text:p>interface orphas 1</text:p>
          </table:table-cell>
          <table:table-cell office:value-type="string">
            <text:p>IMG/svg/audiotag-2.svg</text:p>
          </table:table-cell>
          <table:table-cell office:value-type="string">
            <text:p>&lt;a href="<text:a xlink:href="http://miseencen.free.fr/spip/">http://miseencen.free.fr/spip/</text:a>ecrire/?exec=articles&amp;id_article=</text:p>
          </table:table-cell>
          <table:table-cell office:value-type="string">
            <text:p>"&gt;Lien spip&lt;/a&gt;&lt;iframe width="100%" height="100%" src="<text:a xlink:href="http://miseencen.free.fr/spip/">http://miseencen.free.fr/spip/</text:a></text:p>
          </table:table-cell>
          <table:table-cell office:value-type="string">
            <text:p>" &gt;&lt;/iframe&gt;</text:p>
          </table:table-cell>
          <table:table-cell table:formula="of:=CONCATENATE([.E10];[.B10];[.F10];[.D10];[.G10])" office:value-type="string" office:string-value="&lt;a href=&quot;http://miseencen.free.fr/spip/ecrire/?exec=articles&amp;id_article=20&quot;&gt;Lien spip&lt;/a&gt;&lt;iframe width=&quot;100%&quot; height=&quot;100%&quot; src=&quot;http://miseencen.free.fr/spip/IMG/svg/audiotag-2.svg&quot; &gt;&lt;/iframe&gt;">
            <text:p>&lt;a href="http://miseencen.free.fr/spip/ecrire/?exec=articles&amp;id_article=20"&gt;Lien spip&lt;/a&gt;&lt;iframe width="100%" height="100%" src="http://miseencen.free.fr/spip/IMG/svg/audiotag-2.svg" &gt;&lt;/iframe&gt;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IMG/svg/sebastien-tag-audio.svg</text:p>
          </table:table-cell>
          <table:table-cell office:value-type="string">
            <text:p>&lt;a href="<text:a xlink:href="http://miseencen.free.fr/spip/">http://miseencen.free.fr/spip/</text:a>ecrire/?exec=articles&amp;id_article=</text:p>
          </table:table-cell>
          <table:table-cell office:value-type="string">
            <text:p>"&gt;Lien spip&lt;/a&gt;&lt;iframe width="100%" height="100%" src="<text:a xlink:href="http://miseencen.free.fr/spip/">http://miseencen.free.fr/spip/</text:a></text:p>
          </table:table-cell>
          <table:table-cell office:value-type="string">
            <text:p>" &gt;&lt;/iframe&gt;</text:p>
          </table:table-cell>
          <table:table-cell table:formula="of:=CONCATENATE([.E11];[.B11];[.F11];[.D11];[.G11])" office:value-type="string" office:string-value="&lt;a href=&quot;http://miseencen.free.fr/spip/ecrire/?exec=articles&amp;id_article=21&quot;&gt;Lien spip&lt;/a&gt;&lt;iframe width=&quot;100%&quot; height=&quot;100%&quot; src=&quot;http://miseencen.free.fr/spip/IMG/svg/sebastien-tag-audio.svg&quot; &gt;&lt;/iframe&gt;">
            <text:p>&lt;a href="http://miseencen.free.fr/spip/ecrire/?exec=articles&amp;id_article=21"&gt;Lien spip&lt;/a&gt;&lt;iframe width="100%" height="100%" src="http://miseencen.free.fr/spip/IMG/svg/sebastien-tag-audio.svg" &gt;&lt;/iframe&gt;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string">
            <text:p>interface orphas 2 </text:p>
          </table:table-cell>
          <table:table-cell office:value-type="string">
            <text:p>IMG/svg/audiotag2.svg</text:p>
          </table:table-cell>
          <table:table-cell office:value-type="string">
            <text:p>&lt;a href="<text:a xlink:href="http://miseencen.free.fr/spip/">http://miseencen.free.fr/spip/</text:a>ecrire/?exec=articles&amp;id_article=</text:p>
          </table:table-cell>
          <table:table-cell office:value-type="string">
            <text:p>"&gt;Lien spip&lt;/a&gt;&lt;iframe width="100%" height="100%" src="<text:a xlink:href="http://miseencen.free.fr/spip/">http://miseencen.free.fr/spip/</text:a></text:p>
          </table:table-cell>
          <table:table-cell office:value-type="string">
            <text:p>" &gt;&lt;/iframe&gt;</text:p>
          </table:table-cell>
          <table:table-cell table:formula="of:=CONCATENATE([.E12];[.B12];[.F12];[.D12];[.G12])" office:value-type="string" office:string-value="&lt;a href=&quot;http://miseencen.free.fr/spip/ecrire/?exec=articles&amp;id_article=20&quot;&gt;Lien spip&lt;/a&gt;&lt;iframe width=&quot;100%&quot; height=&quot;100%&quot; src=&quot;http://miseencen.free.fr/spip/IMG/svg/audiotag2.svg&quot; &gt;&lt;/iframe&gt;">
            <text:p>&lt;a href="http://miseencen.free.fr/spip/ecrire/?exec=articles&amp;id_article=20"&gt;Lien spip&lt;/a&gt;&lt;iframe width="100%" height="100%" src="http://miseencen.free.fr/spip/IMG/svg/audiotag2.svg" &gt;&lt;/iframe&gt;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IMG/svg/tagaudio.svg</text:p>
          </table:table-cell>
          <table:table-cell office:value-type="string">
            <text:p>&lt;a href="<text:a xlink:href="http://miseencen.free.fr/spip/">http://miseencen.free.fr/spip/</text:a>ecrire/?exec=articles&amp;id_article=</text:p>
          </table:table-cell>
          <table:table-cell office:value-type="string">
            <text:p>"&gt;Lien spip&lt;/a&gt;&lt;iframe width="100%" height="100%" src="<text:a xlink:href="http://miseencen.free.fr/spip/">http://miseencen.free.fr/spip/</text:a></text:p>
          </table:table-cell>
          <table:table-cell office:value-type="string">
            <text:p>" &gt;&lt;/iframe&gt;</text:p>
          </table:table-cell>
          <table:table-cell table:formula="of:=CONCATENATE([.E13];[.B13];[.F13];[.D13];[.G13])" office:value-type="string" office:string-value="&lt;a href=&quot;http://miseencen.free.fr/spip/ecrire/?exec=articles&amp;id_article=22&quot;&gt;Lien spip&lt;/a&gt;&lt;iframe width=&quot;100%&quot; height=&quot;100%&quot; src=&quot;http://miseencen.free.fr/spip/IMG/svg/tagaudio.svg&quot; &gt;&lt;/iframe&gt;">
            <text:p>&lt;a href="http://miseencen.free.fr/spip/ecrire/?exec=articles&amp;id_article=22"&gt;Lien spip&lt;/a&gt;&lt;iframe width="100%" height="100%" src="http://miseencen.free.fr/spip/IMG/svg/tagaudio.svg" &gt;&lt;/iframe&gt;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string">
            <text:p>Interface TagAudio</text:p>
          </table:table-cell>
          <table:table-cell office:value-type="string">
            <text:p>IMG/svg/maquette_IHM.svg</text:p>
          </table:table-cell>
          <table:table-cell office:value-type="string">
            <text:p>&lt;a href="<text:a xlink:href="http://miseencen.free.fr/spip/">http://miseencen.free.fr/spip/</text:a>ecrire/?exec=articles&amp;id_article=</text:p>
          </table:table-cell>
          <table:table-cell office:value-type="string">
            <text:p>"&gt;Lien spip&lt;/a&gt;&lt;iframe width="100%" height="100%" src="<text:a xlink:href="http://miseencen.free.fr/spip/">http://miseencen.free.fr/spip/</text:a></text:p>
          </table:table-cell>
          <table:table-cell office:value-type="string">
            <text:p>" &gt;&lt;/iframe&gt;</text:p>
          </table:table-cell>
          <table:table-cell table:formula="of:=CONCATENATE([.E14];[.B14];[.F14];[.D14];[.G14])" office:value-type="string" office:string-value="&lt;a href=&quot;http://miseencen.free.fr/spip/ecrire/?exec=articles&amp;id_article=23&quot;&gt;Lien spip&lt;/a&gt;&lt;iframe width=&quot;100%&quot; height=&quot;100%&quot; src=&quot;http://miseencen.free.fr/spip/IMG/svg/maquette_IHM.svg&quot; &gt;&lt;/iframe&gt;">
            <text:p>&lt;a href="http://miseencen.free.fr/spip/ecrire/?exec=articles&amp;id_article=23"&gt;Lien spip&lt;/a&gt;&lt;iframe width="100%" height="100%" src="http://miseencen.free.fr/spip/IMG/svg/maquette_IHM.svg" &gt;&lt;/iframe&gt;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string">
            <text:p>TagAudio</text:p>
          </table:table-cell>
          <table:table-cell office:value-type="string">
            <text:p>IMG/svg/Tagaudio.svg</text:p>
          </table:table-cell>
          <table:table-cell office:value-type="string">
            <text:p>&lt;a href="<text:a xlink:href="http://miseencen.free.fr/spip/">http://miseencen.free.fr/spip/</text:a>ecrire/?exec=articles&amp;id_article=</text:p>
          </table:table-cell>
          <table:table-cell office:value-type="string">
            <text:p>"&gt;Lien spip&lt;/a&gt;&lt;iframe width="100%" height="100%" src="<text:a xlink:href="http://miseencen.free.fr/spip/">http://miseencen.free.fr/spip/</text:a></text:p>
          </table:table-cell>
          <table:table-cell office:value-type="string">
            <text:p>" &gt;&lt;/iframe&gt;</text:p>
          </table:table-cell>
          <table:table-cell table:formula="of:=CONCATENATE([.E15];[.B15];[.F15];[.D15];[.G15])" office:value-type="string" office:string-value="&lt;a href=&quot;http://miseencen.free.fr/spip/ecrire/?exec=articles&amp;id_article=25&quot;&gt;Lien spip&lt;/a&gt;&lt;iframe width=&quot;100%&quot; height=&quot;100%&quot; src=&quot;http://miseencen.free.fr/spip/IMG/svg/Tagaudio.svg&quot; &gt;&lt;/iframe&gt;">
            <text:p>&lt;a href="http://miseencen.free.fr/spip/ecrire/?exec=articles&amp;id_article=25"&gt;Lien spip&lt;/a&gt;&lt;iframe width="100%" height="100%" src="http://miseencen.free.fr/spip/IMG/svg/Tagaudio.svg" &gt;&lt;/iframe&gt;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IMG/svg/IHM_TagAudio_ELABDALLAOUI_AMINA.svg</text:p>
          </table:table-cell>
          <table:table-cell office:value-type="string">
            <text:p>&lt;a href="<text:a xlink:href="http://miseencen.free.fr/spip/">http://miseencen.free.fr/spip/</text:a>ecrire/?exec=articles&amp;id_article=</text:p>
          </table:table-cell>
          <table:table-cell office:value-type="string">
            <text:p>"&gt;Lien spip&lt;/a&gt;&lt;iframe width="100%" height="100%" src="<text:a xlink:href="http://miseencen.free.fr/spip/">http://miseencen.free.fr/spip/</text:a></text:p>
          </table:table-cell>
          <table:table-cell office:value-type="string">
            <text:p>" &gt;&lt;/iframe&gt;</text:p>
          </table:table-cell>
          <table:table-cell table:formula="of:=CONCATENATE([.E16];[.B16];[.F16];[.D16];[.G16])" office:value-type="string" office:string-value="&lt;a href=&quot;http://miseencen.free.fr/spip/ecrire/?exec=articles&amp;id_article=26&quot;&gt;Lien spip&lt;/a&gt;&lt;iframe width=&quot;100%&quot; height=&quot;100%&quot; src=&quot;http://miseencen.free.fr/spip/IMG/svg/IHM_TagAudio_ELABDALLAOUI_AMINA.svg&quot; &gt;&lt;/iframe&gt;">
            <text:p>&lt;a href="http://miseencen.free.fr/spip/ecrire/?exec=articles&amp;id_article=26"&gt;Lien spip&lt;/a&gt;&lt;iframe width="100%" height="100%" src="http://miseencen.free.fr/spip/IMG/svg/IHM_TagAudio_ELABDALLAOUI_AMINA.svg" &gt;&lt;/iframe&gt;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IMG/svg/WOLFF_JEREMY_Tag_Audio.svg</text:p>
          </table:table-cell>
          <table:table-cell office:value-type="string">
            <text:p>&lt;a href="<text:a xlink:href="http://miseencen.free.fr/spip/">http://miseencen.free.fr/spip/</text:a>ecrire/?exec=articles&amp;id_article=</text:p>
          </table:table-cell>
          <table:table-cell office:value-type="string">
            <text:p>"&gt;Lien spip&lt;/a&gt;&lt;iframe width="100%" height="100%" src="<text:a xlink:href="http://miseencen.free.fr/spip/">http://miseencen.free.fr/spip/</text:a></text:p>
          </table:table-cell>
          <table:table-cell office:value-type="string">
            <text:p>" &gt;&lt;/iframe&gt;</text:p>
          </table:table-cell>
          <table:table-cell table:formula="of:=CONCATENATE([.E17];[.B17];[.F17];[.D17];[.G17])" office:value-type="string" office:string-value="&lt;a href=&quot;http://miseencen.free.fr/spip/ecrire/?exec=articles&amp;id_article=27&quot;&gt;Lien spip&lt;/a&gt;&lt;iframe width=&quot;100%&quot; height=&quot;100%&quot; src=&quot;http://miseencen.free.fr/spip/IMG/svg/WOLFF_JEREMY_Tag_Audio.svg&quot; &gt;&lt;/iframe&gt;">
            <text:p>&lt;a href="http://miseencen.free.fr/spip/ecrire/?exec=articles&amp;id_article=27"&gt;Lien spip&lt;/a&gt;&lt;iframe width="100%" height="100%" src="http://miseencen.free.fr/spip/IMG/svg/WOLFF_JEREMY_Tag_Audio.svg" &gt;&lt;/iframe&gt;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IMG/svg/tagAudioIHM.svg</text:p>
          </table:table-cell>
          <table:table-cell office:value-type="string">
            <text:p>&lt;a href="<text:a xlink:href="http://miseencen.free.fr/spip/">http://miseencen.free.fr/spip/</text:a>ecrire/?exec=articles&amp;id_article=</text:p>
          </table:table-cell>
          <table:table-cell office:value-type="string">
            <text:p>"&gt;Lien spip&lt;/a&gt;&lt;iframe width="100%" height="100%" src="<text:a xlink:href="http://miseencen.free.fr/spip/">http://miseencen.free.fr/spip/</text:a></text:p>
          </table:table-cell>
          <table:table-cell office:value-type="string">
            <text:p>" &gt;&lt;/iframe&gt;</text:p>
          </table:table-cell>
          <table:table-cell table:formula="of:=CONCATENATE([.E18];[.B18];[.F18];[.D18];[.G18])" office:value-type="string" office:string-value="&lt;a href=&quot;http://miseencen.free.fr/spip/ecrire/?exec=articles&amp;id_article=28&quot;&gt;Lien spip&lt;/a&gt;&lt;iframe width=&quot;100%&quot; height=&quot;100%&quot; src=&quot;http://miseencen.free.fr/spip/IMG/svg/tagAudioIHM.svg&quot; &gt;&lt;/iframe&gt;">
            <text:p>&lt;a href="http://miseencen.free.fr/spip/ecrire/?exec=articles&amp;id_article=28"&gt;Lien spip&lt;/a&gt;&lt;iframe width="100%" height="100%" src="http://miseencen.free.fr/spip/IMG/svg/tagAudioIHM.svg" &gt;&lt;/iframe&gt;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IMG/svg/ihmAudioTag.svg</text:p>
          </table:table-cell>
          <table:table-cell office:value-type="string">
            <text:p>&lt;a href="<text:a xlink:href="http://miseencen.free.fr/spip/">http://miseencen.free.fr/spip/</text:a>ecrire/?exec=articles&amp;id_article=</text:p>
          </table:table-cell>
          <table:table-cell office:value-type="string">
            <text:p>"&gt;Lien spip&lt;/a&gt;&lt;iframe width="100%" height="100%" src="<text:a xlink:href="http://miseencen.free.fr/spip/">http://miseencen.free.fr/spip/</text:a></text:p>
          </table:table-cell>
          <table:table-cell office:value-type="string">
            <text:p>" &gt;&lt;/iframe&gt;</text:p>
          </table:table-cell>
          <table:table-cell table:formula="of:=CONCATENATE([.E19];[.B19];[.F19];[.D19];[.G19])" office:value-type="string" office:string-value="&lt;a href=&quot;http://miseencen.free.fr/spip/ecrire/?exec=articles&amp;id_article=30&quot;&gt;Lien spip&lt;/a&gt;&lt;iframe width=&quot;100%&quot; height=&quot;100%&quot; src=&quot;http://miseencen.free.fr/spip/IMG/svg/ihmAudioTag.svg&quot; &gt;&lt;/iframe&gt;">
            <text:p>&lt;a href="http://miseencen.free.fr/spip/ecrire/?exec=articles&amp;id_article=30"&gt;Lien spip&lt;/a&gt;&lt;iframe width="100%" height="100%" src="http://miseencen.free.fr/spip/IMG/svg/ihmAudioTag.svg" &gt;&lt;/iframe&gt;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IMG/svg/mockup.svg</text:p>
          </table:table-cell>
          <table:table-cell office:value-type="string">
            <text:p>&lt;a href="<text:a xlink:href="http://miseencen.free.fr/spip/">http://miseencen.free.fr/spip/</text:a>ecrire/?exec=articles&amp;id_article=</text:p>
          </table:table-cell>
          <table:table-cell office:value-type="string">
            <text:p>"&gt;Lien spip&lt;/a&gt;&lt;iframe width="100%" height="100%" src="<text:a xlink:href="http://miseencen.free.fr/spip/">http://miseencen.free.fr/spip/</text:a></text:p>
          </table:table-cell>
          <table:table-cell office:value-type="string">
            <text:p>" &gt;&lt;/iframe&gt;</text:p>
          </table:table-cell>
          <table:table-cell table:formula="of:=CONCATENATE([.E20];[.B20];[.F20];[.D20];[.G20])" office:value-type="string" office:string-value="&lt;a href=&quot;http://miseencen.free.fr/spip/ecrire/?exec=articles&amp;id_article=34&quot;&gt;Lien spip&lt;/a&gt;&lt;iframe width=&quot;100%&quot; height=&quot;100%&quot; src=&quot;http://miseencen.free.fr/spip/IMG/svg/mockup.svg&quot; &gt;&lt;/iframe&gt;">
            <text:p>&lt;a href="http://miseencen.free.fr/spip/ecrire/?exec=articles&amp;id_article=34"&gt;Lien spip&lt;/a&gt;&lt;iframe width="100%" height="100%" src="http://miseencen.free.fr/spip/IMG/svg/mockup.svg" &gt;&lt;/iframe&gt;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5">25/11/2009</text:date>, <text:time>14:4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5T14:10:05.94</meta:creation-date>
    <dc:date>2009-11-25T14:41:06.37</dc:date>
    <meta:editing-duration>PT00H00M39S</meta:editing-duration>
    <meta:editing-cycles>1</meta:editing-cycles>
    <meta:document-statistic meta:table-count="3" meta:cell-count="148" meta:object-count="0"/>
    <meta:generator>OpenOffice.org/3.1$Win32 OpenOffice.org_project/310m19$Build-9420</meta:generator>
  </office:meta>
</office:document-meta>
</file>